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ackground-color="#e5e5e5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18a303" fo:border="0.06pt solid #000000"/>
      <style:text-properties fo:color="#18a303"/>
    </style:style>
    <style:style style:name="ce5" style:family="table-cell" style:parent-style-name="Default">
      <style:table-cell-properties fo:background-color="#c9211e" fo:border="0.06pt solid #000000"/>
      <style:text-properties fo:color="#18a303"/>
    </style:style>
    <style:style style:name="ce6" style:family="table-cell" style:parent-style-name="Default">
      <style:table-cell-properties fo:background-color="#c9211e" fo:border="0.06pt solid #000000"/>
    </style:style>
    <style:style style:name="ce7" style:family="table-cell" style:parent-style-name="Default">
      <style:table-cell-properties fo:background-color="#b2b2b2" fo:border="0.06pt solid #000000"/>
      <style:text-properties fo:color="#e5e5e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Lydia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Maya</text:p>
          </table:table-cell>
          <table:table-cell table:style-name="Default" office:value-type="string" calcext:value-type="string">
            <text:p>Morgane</text:p>
          </table:table-cell>
          <table:table-cell office:value-type="string" calcext:value-type="string">
            <text:p>Lucas</text:p>
          </table:table-cell>
        </table:table-row>
        <table:table-row table:style-name="ro1">
          <table:table-cell table:style-name="ce1" office:value-type="string" calcext:value-type="string">
            <text:p>OpenSources, Facade_gris.pgm, 17, 0, O, gris, 4, 17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OpenSources, Cameraman_gris.pgm, 16, 0, O, gris, 4, 16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OpenSources, Micro1_gris.png, 15, 0, O, gris, 5, 15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OpenSources, Lena_gris.pgm, 14, 0, O, gris, 4, 14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OpenSources, Lena_couleur.png, 13, 0, O, couleur, 5, 1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om, Geek_couleur.CR2, 9, 0, O, couleur, 5, 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penSources, Bird_gris.pgm, 6, 0, O, gris, 2, 6</text:p>
          </table:table-cell>
          <table:table-cell table:style-name="ce5"/>
          <table:table-cell table:style-name="ce7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OpenSources, Bird_couleur.png, 5, 0, O, couleur, 2, 5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OpenSources, Barbara_gris.pgm, 4, 0, O, gris, 2, 4</text:p>
          </table:table-cell>
          <table:table-cell table:style-name="ce5"/>
          <table:table-cell table:style-name="ce7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OpenSources, Barbara_couleur.png, 3, 0, O, couleur, 2, 3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OpenSources, Baboon_gris.pgm, 2, 0, O, gris, 4, 2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 calcext:value-type="string">
            <text:p>OpenSources, Baboon_couleur.png, 1, 0, O, couleur, 5,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SolBois01_gris.pgm, 45, 2, L, gris, 4, 45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Lydia, PontGauche01_couleur.CR2, 42, 5, L, couleur, 5, 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PlanteEau01_couleur.CR2, 40, 9, L, couleur, 5,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PanneauPieton_gris.pgm, 37, 1, L, gris, 4, 37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Tom, LimaceVelo_couleur.CR2, 34, 9, L, couleur, 3, 34</text:p>
          </table:table-cell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Tom, CedezPassage01_couleur.CR2, 30, 3, L, couleur, 5, 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BateauCote_couleur.CR2, 26, 9, L, couleur, 5,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ArbreMultiBranche_gris.pgm, 19, 7, L, gris, 4, 19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Tom, Ville_couleur.CR2, 90, 78, L, couleur, 5, 9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Rugby_couleur.CR2, 84, 72, L, couleur, 5, 8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ydia, Mario01_gris.pgm, 77, 24, L, gris, 4, 77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3" office:value-type="string" calcext:value-type="string">
            <text:p>Lydia, Mario01_couleur.CR2, 76, 93, L, couleur, 5, 7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LaboPhonix_couleur.CR2, 72, 98, L, couleur, 4, 72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table:style-name="ce3" office:value-type="string" calcext:value-type="string">
            <text:p>Tom, GrosArbre01_couleur.CR2, 70, 83, L, couleur, 5, 7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ydia, Grille01_couleur.CR2, 68, 60, L, couleur, 5, 6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DomePont_couleur.CR2, 66, 99, L, couleur, 5, 6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, BriqueSol01_gris.pgm, 59, 10, L, gris, 2, 59</text:p>
          </table:table-cell>
          <table:table-cell table:style-name="ce6"/>
          <table:table-cell table:style-name="ce7"/>
          <table: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>
            <text:p>Tom, BeaucoupVer_couleurs.CR2, 56, 81, L, couleur, 5, 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StatuPorte_couleur.CR2, 114, 647, L, couleur, 5, 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PlantePont02_couleur.CR2, 112, 483, L, couleur, 5, 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MurEauGens_couleur.CR2, 110, 321, L, couleur, 5, 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dia, MurArcEnCiel01_couleur.CR2, 106, 211, L, couleur, 5, 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GruArbre_gris.pgm, 105, 124, L, gris, 4, 105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Tom, EauBord_couleur.CR2, 102, 546, L, couleur, 5, 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Dome_couleur.CR2, 100, 225, L, couleur, 5,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, ChaussureLydia_couleur.CR2, 94, 10000, L, couleur, 5, 9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1-16T12:19:59.514000000</meta:creation-date>
    <dc:date>2025-01-16T15:20:37.156000000</dc:date>
    <meta:editing-duration>PT26M15S</meta:editing-duration>
    <meta:editing-cycles>2</meta:editing-cycles>
    <meta:generator>LibreOffice/6.3.6.2$Windows_X86_64 LibreOffice_project/2196df99b074d8a661f4036fca8fa0cbfa33a497</meta:generator>
    <meta:document-statistic meta:table-count="1" meta:cell-count="43" meta:object-count="0"/>
  </office:meta>
</office:document-meta>
</file>